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a1907" officeooo:paragraph-rsid="001a1907"/>
    </style:style>
    <style:style style:name="P2" style:family="paragraph" style:parent-style-name="Footer">
      <style:text-properties officeooo:rsid="001a1907" officeooo:paragraph-rsid="001a1907"/>
    </style:style>
    <style:style style:name="P3" style:family="paragraph" style:parent-style-name="Table_20_Contents">
      <style:text-properties officeooo:rsid="00160b5b" officeooo:paragraph-rsid="00160b5b"/>
    </style:style>
    <style:style style:name="P4" style:family="paragraph" style:parent-style-name="Text_20_body">
      <style:paragraph-properties fo:text-align="center" style:justify-single-word="false"/>
      <style:text-properties officeooo:paragraph-rsid="00160b5b"/>
    </style:style>
    <style:style style:name="P5" style:family="paragraph" style:parent-style-name="Text_20_body">
      <style:text-properties officeooo:rsid="0016be70" officeooo:paragraph-rsid="0016be70"/>
    </style:style>
    <style:style style:name="P6" style:family="paragraph" style:parent-style-name="Text_20_body">
      <style:text-properties officeooo:rsid="00196763" officeooo:paragraph-rsid="00196763"/>
    </style:style>
    <style:style style:name="P7" style:family="paragraph" style:parent-style-name="Text_20_body">
      <style:text-properties officeooo:rsid="00160b5b" officeooo:paragraph-rsid="00160b5b"/>
    </style:style>
    <style:style style:name="P8" style:family="paragraph" style:parent-style-name="Heading_20_2">
      <style:text-properties officeooo:rsid="00160b5b" officeooo:paragraph-rsid="00160b5b"/>
    </style:style>
    <style:style style:name="P9" style:family="paragraph" style:parent-style-name="Heading_20_3">
      <style:text-properties officeooo:rsid="00160b5b" officeooo:paragraph-rsid="00160b5b"/>
    </style:style>
    <style:style style:name="P10" style:family="paragraph" style:parent-style-name="Heading_20_3">
      <style:text-properties officeooo:rsid="0016be70" officeooo:paragraph-rsid="0016be70"/>
    </style:style>
    <style:style style:name="P11" style:family="paragraph" style:parent-style-name="Table_20_Contents">
      <style:text-properties officeooo:rsid="001b53ab" officeooo:paragraph-rsid="001b53ab"/>
    </style:style>
    <style:style style:name="P12" style:family="paragraph" style:parent-style-name="Text_20_body" style:list-style-name="L1">
      <style:text-properties officeooo:rsid="0016be70" officeooo:paragraph-rsid="0016be70"/>
    </style:style>
    <style:style style:name="T1" style:family="text">
      <style:text-properties officeooo:rsid="001967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Compilation</text:h>
      <table:table table:name="Table1" table:style-name="Table1">
        <table:table-column table:style-name="Table1.A"/>
        <table:table-column table:style-name="Table1.B"/>
        <table:table-row table:style-name="TableLine94484890272816">
          <table:table-cell table:style-name="Table1.A1" office:value-type="string">
            <text:p text:style-name="P3">Make</text:p>
          </table:table-cell>
          <table:table-cell table:style-name="Table1.B1" office:value-type="string">
            <text:p text:style-name="P3">Make va permettre de compiler l’ensemble du projet contenant dans le dossier “src”.</text:p>
            <text:p text:style-name="P3">Elle va également effectué un “clean” des fichiers binaires .o situés dans le répertoire “obj”.</text:p>
            <text:p text:style-name="P3">Un exécutable va être créer dans le répertoire “bin” avec pour nom “tpcc”.</text:p>
          </table:table-cell>
        </table:table-row>
        <table:table-row table:style-name="TableLine94484890313392">
          <table:table-cell table:style-name="Table1.A2" office:value-type="string">
            <text:p text:style-name="P3">Make zip</text:p>
          </table:table-cell>
          <table:table-cell table:style-name="Table1.B2" office:value-type="string">
            <text:p text:style-name="P3">Compresse le projet dans le format zip.</text:p>
          </table:table-cell>
        </table:table-row>
        <table:table-row table:style-name="TableLine94484890313392">
          <table:table-cell table:style-name="Table1.A2" office:value-type="string">
            <text:p text:style-name="P11">Make tar</text:p>
          </table:table-cell>
          <table:table-cell table:style-name="Table1.B2" office:value-type="string">
            <text:p text:style-name="P11">Compresse le projet dans le format tar.</text:p>
          </table:table-cell>
        </table:table-row>
      </table:table>
      <text:p text:style-name="P6"/>
      <text:h text:style-name="P8" text:outline-level="2">Exécution</text:h>
      <text:h text:style-name="P9" text:outline-level="3">Usage</text:h>
      <text:p text:style-name="P4">./<text:span text:style-name="T1">tpcc [OPTIONS]</text:span></text:p>
      <text:h text:style-name="P10" text:outline-level="3">Les options</text:h>
      <text:p text:style-name="P5">Plusieurs options sont mis à disposition de l’utilisateur:</text:p>
      <text:list xml:id="list4050613385" text:style-name="L1">
        <text:list-item>
          <text:p text:style-name="P12">-t, --<text:span text:style-name="T1">tree</text:span> : affichage de l’arbre abstrait.</text:p>
        </text:list-item>
        <text:list-item>
          <text:p text:style-name="P12">-<text:span text:style-name="T1">s, --symtabs</text:span> : affichage de la table des symboles.</text:p>
        </text:list-item>
        <text:list-item>
          <text:p text:style-name="P12">-<text:span text:style-name="T1">h, --help : affichage de l’aide pour l’exécution du programme.</text:span></text:p>
        </text:list-item>
      </text:list>
      <text:h text:style-name="P9" text:outline-level="3">Les tests</text:h>
      <text:p text:style-name="P7">Le fichier “Test.sh” permet de tester l’ensemble des fichiers au format .tpc dans le répertoire test. L’exécution de ce fichier va également créer un fichier .log qui va récapituler la valeur de retour de chaque test <text:span text:style-name="T1">dans chaque répertoi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1907" officeooo:paragraph-rsid="001a1907"/>
    </style:style>
    <style:style style:name="MP2" style:family="paragraph" style:parent-style-name="Footer">
      <style:text-properties officeooo:rsid="001a1907" officeooo:paragraph-rsid="001a190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HAN Mathieu<text:tab/>Documentation Compilateur</text:p>
        <text:p text:style-name="MP1">ARAVINDAN David</text:p>
      </style:header>
      <style:footer>
        <text:p text:style-name="MP2">2020/2021<text:tab/><text:tab/><text:page-number text:select-page="current">1</text:page-number>/<text:page-count>1</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4T21:11:47.329720863</meta:creation-date>
    <meta:generator>LibreOffice/6.4.7.2$Linux_X86_64 LibreOffice_project/40$Build-2</meta:generator>
    <dc:date>2021-04-26T14:55:43.797147752</dc:date>
    <meta:editing-duration>PT13M45S</meta:editing-duration>
    <meta:editing-cycles>4</meta:editing-cycles>
    <meta:document-statistic meta:table-count="1" meta:image-count="0" meta:object-count="0" meta:page-count="1" meta:paragraph-count="22" meta:word-count="156" meta:character-count="935" meta:non-whitespace-character-count="806"/>
  </office:meta>
</office:document-meta>
</file>